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0b5394" fo:font-style="italic" fo:background-color="#efefef" style:font-style-asian="italic"/>
    </style:style>
    <style:style style:name="P2" style:family="paragraph" style:parent-style-name="Standard">
      <style:text-properties fo:color="#0b5394" fo:background-color="#efefef"/>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weight="bold" style:font-weight-asian="bold"/>
    </style:style>
    <style:style style:name="P5" style:family="paragraph" style:parent-style-name="Standard" style:master-page-name="Standard">
      <style:paragraph-properties fo:text-align="center" style:justify-single-word="false" style:page-number="1"/>
      <style:text-properties fo:font-size="15pt" style:font-size-asian="15pt" style:font-size-complex="15pt"/>
    </style:style>
    <style:style style:name="P6" style:family="paragraph" style:parent-style-name="Standard" style:list-style-name="WWNum1">
      <style:paragraph-properties fo:margin-left="1.27cm" fo:margin-right="0cm" fo:text-indent="-0.635cm" style:auto-text-indent="false"/>
      <style:text-properties fo:color="#0b5394" fo:font-style="italic" fo:background-color="#efefef" style:font-style-asian="italic"/>
    </style:style>
    <style:style style:name="P7" style:family="paragraph" style:parent-style-name="Standard" style:list-style-name="WWNum1">
      <style:paragraph-properties fo:margin-left="1.27cm" fo:margin-right="0cm" fo:text-indent="-0.635cm" style:auto-text-indent="false"/>
    </style:style>
    <style:style style:name="T1" style:family="text">
      <style:text-properties fo:color="#0b5394" fo:font-style="italic" fo:background-color="#efefef" style:font-style-asian="italic" loext:char-shading-value="0"/>
    </style:style>
    <style:style style:name="T2" style:family="text">
      <style:text-properties fo:color="#1155cc" fo:font-style="italic" style:text-underline-style="solid" style:text-underline-width="auto" style:text-underline-color="font-color" fo:background-color="#efefef" style:font-style-asian="italic" loext:char-shading-value="0"/>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style="italic" fo:font-weight="bold" style:font-style-asian="italic" style:font-weight-asian="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emples de tickets</text:p>
      <text:p text:style-name="Standard"/>
      <text:p text:style-name="P1">Complétez ce document avec 25 tickets de votre propre création. Vous pouvez utiliser l’exemple ci-dessous comme référence. </text:p>
      <text:p text:style-name="P1"/>
      <text:p text:style-name="P1">Notez que :</text:p>
      <text:list xml:id="list1400111639035945952" text:style-name="WWNum1">
        <text:list-item>
          <text:p text:style-name="P6">il doit s'agir de problèmes qui pourraient se produire de manière réaliste ; </text:p>
        </text:list-item>
        <text:list-item>
          <text:p text:style-name="P7"><text:span text:style-name="T1">les tickets doivent couvrir une large sélection de produits, de versions et de systèmes d’exploitation, tels qu'ils sont répertoriés dans le document « </text:span><text:a xlink:type="simple" xlink:href="https://s3.eu-west-1.amazonaws.com/course.oc-static.com/projects/784_Développeur+back-end+.Net/P6/P6+.NET+Tableau+des+produits+et+versions.pdf" text:style-name="ListLabel_20_10" text:visited-style-name="ListLabel_20_10"><text:span text:style-name="T2">Tableau des produits</text:span></text:a><text:a xlink:type="simple" xlink:href="https://s3.eu-west-1.amazonaws.com/course.oc-static.com/projects/784_Développeur+back-end+.Net/P6/P6+.NET+Tableau+des+produits+et+versions.pdf" text:style-name="ListLabel_20_10" text:visited-style-name="ListLabel_20_10"><text:span text:style-name="T2"> et versions</text:span></text:a><text:span text:style-name="T1"> » ;</text:span></text:p>
        </text:list-item>
        <text:list-item>
          <text:p text:style-name="P6">chaque ticket doit inclure les mêmes catégories que l’exemple (à l’exception de « Résolution », qui ne s’applique qu’aux tickets résolus) ;</text:p>
        </text:list-item>
        <text:list-item>
          <text:p text:style-name="P6">Vos tickets doivent être un mélange de problèmes résolus et non résolus.</text:p>
        </text:list-item>
      </text:list>
      <text:p text:style-name="P2"/>
      <text:p text:style-name="P3"/>
      <text:p text:style-name="Standard"><text:span text:style-name="T3">Exemple de ticket</text:span> </text:p>
      <text:p text:style-name="Standard"/>
      <text:p text:style-name="Standard"><text:span text:style-name="T4">Produit :</text:span> Trader en Herbe</text:p>
      <text:p text:style-name="Standard"><text:span text:style-name="T4">Version : </text:span>1.2</text:p>
      <text:p text:style-name="Standard"><text:span text:style-name="T4">Système d’exploitation :</text:span> iOS </text:p>
      <text:p text:style-name="Standard"><text:span text:style-name="T4">Date de création : </text:span>2 mars 2023</text:p>
      <text:p text:style-name="Standard"><text:span text:style-name="T4">Date de résolution : </text:span>16 avril 2023</text:p>
      <text:p text:style-name="Standard"><text:span text:style-name="T4">Statut (</text:span><text:span text:style-name="T5">résolu/en cours</text:span><text:span text:style-name="T4">) : </text:span>Résolu. </text:p>
      <text:p text:style-name="Standard"/>
      <text:p text:style-name="Standard"><text:span text:style-name="T4">Problème :</text:span> L’utilisateur dit que les achats se font en double pour chaque achat effectué. Si l’utilisateur souhaite acheter 10 actions Apple, le programme effectue deux transactions, chacune pour 10 actions. </text:p>
      <text:p text:style-name="Standard"/>
      <text:p text:style-name="Standard"><text:span text:style-name="T4">Résolution : </text:span>L’utilisateur était sur un réseau 3G et s’attendait à ce que l’achat soit effectué plus rapidement qu’il ne l’a été. L’utilisateur a cliqué sur le bouton d’achat. Comme l’écran n’a pas changé assez rapidement, il a cliqué à nouveau. Envoi d’une demande à l’équipe de développement pour ajouter une animation « en cours » lorsque des achats sont effectués et désactiver le bouton d’achat après le premier clic.</text:p>
      <text:p text:style-name="Standard"/>
      <text:p text:style-name="P3"/>
      <text:p text:style-name="P3">Ticket 1</text:p>
      <text:p text:style-name="P3"/>
      <text:p text:style-name="Standard"><text:span text:style-name="T4">Produit :</text:span> Maître des investissements</text:p>
      <text:p text:style-name="Standard"><text:span text:style-name="T4">Version : </text:span><text:s/>2.1</text:p>
      <text:p text:style-name="Standard"><text:span text:style-name="T4">Système d’exploitation :</text:span> Windows</text:p>
      <text:p text:style-name="P4">Date de création : <text:span text:style-name="T6">12 mars 2023</text:span></text:p>
      <text:p text:style-name="P4">Date de résolution : <text:span text:style-name="T6">20 mars 2023</text:span></text:p>
      <text:p text:style-name="Standard"><text:span text:style-name="T4">Statut (</text:span><text:span text:style-name="T5">résolu/en cours</text:span><text:span text:style-name="T4">) : </text:span><text:span text:style-name="T6">Résolu. </text:span></text:p>
      <text:p text:style-name="Standard"><text:span text:style-name="T4">Problème :</text:span> L'utilisateur dit qu'il y a un souci a l'import de ses pièces d'identités, qui ne sont pas reconnus par l'application, alors qu'il peut les afficher sur son ordinateur.</text:p>
      <text:p text:style-name="Standard"><text:span text:style-name="T4">Résolution </text:span><text:span text:style-name="T5">(le cas échéant)</text:span><text:span text:style-name="T4"> :</text:span> L'application ne prends en compte que ce qui est écrit dans l'extension du fichier, selon un dictionnaire d'extension donné. Par conséquent, si il fourni un <text:soft-page-break/>format non répertorié, la piece jointe ne sera pas reconnue. Le probleme a été réglé en ajoutant une logique de detection du mimetype du fichier, permettant ainsi de définir le type de fichier par rapport aux headers du fichier.</text:p>
      <text:p text:style-name="Standard"/>
      <text:p text:style-name="P3">Ticket 2</text:p>
      <text:p text:style-name="P3"/>
      <text:p text:style-name="Standard"><text:span text:style-name="T4">Produit :</text:span> Planificateur d'Entrainement</text:p>
      <text:p text:style-name="Standard"><text:span text:style-name="T4">Version : </text:span><text:s/>1.0</text:p>
      <text:p text:style-name="Standard"><text:span text:style-name="T4">Système d’exploitation :</text:span> Linux</text:p>
      <text:p text:style-name="P4">Date de création : <text:span text:style-name="T6">12 avril 2023</text:span></text:p>
      <text:p text:style-name="P4">Date de résolution : <text:span text:style-name="T6">25 avril 2023</text:span></text:p>
      <text:p text:style-name="Standard"><text:span text:style-name="T4">Statut (</text:span><text:span text:style-name="T5">résolu/en cours</text:span><text:span text:style-name="T4">) : </text:span><text:span text:style-name="T6">Résolu. </text:span></text:p>
      <text:p text:style-name="Standard"><text:span text:style-name="T4">Problème :</text:span> L'<text:span text:style-name="T6">application ne se lance plus pour certains utilisateurs depuis quelques jours, sans message d'erreur apparent.</text:span></text:p>
      <text:p text:style-name="Standard"><text:span text:style-name="T4">Résolution </text:span><text:span text:style-name="T5">(le cas échéant)</text:span><text:span text:style-name="T4"> :</text:span> Cette version de l'application utilise des dépendances systèmes (daemon) obsolètes, qui ont été patchés pour des raisons de sécurités. Par conséquent, les applications utilisant ces versions de dépendances ne fonctionnent plus. La question est étudiée pour si cela serait rentable de développer une mise à jour de cette version, ou simplement forcer les utilisateurs à migrer vers une version plus récente de l'application.</text:p>
      <text:p text:style-name="Standard"/>
      <text:p text:style-name="P3">Ticket 3</text:p>
      <text:p text:style-name="P3"/>
      <text:p text:style-name="Standard"><text:span text:style-name="T4">Produit :</text:span> Planificateur d'Anxiété Sociale</text:p>
      <text:p text:style-name="Standard"><text:span text:style-name="T4">Version : </text:span><text:s/>1.1</text:p>
      <text:p text:style-name="Standard"><text:span text:style-name="T4">Système d’exploitation :</text:span> iOS</text:p>
      <text:p text:style-name="P4">Date de création : <text:span text:style-name="T6">14 mai 2023</text:span></text:p>
      <text:p text:style-name="P4">Date de résolution : </text:p>
      <text:p text:style-name="Standard"><text:span text:style-name="T4">Statut (</text:span><text:span text:style-name="T5">résolu/en cours</text:span><text:span text:style-name="T4">) : </text:span><text:span text:style-name="T6">En cours.</text:span></text:p>
      <text:p text:style-name="Standard"><text:span text:style-name="T4">Problème :</text:span> Les utilisateurs se plaignent de ralentissement à l'affichage de certaines pages de l'application, et ce depuis la dernière mise à jour de l'application. Apparemment, certains infos mettent plus de 20 secondes à s'afficher, là où l'affichage était quasiment instantané auparavant.</text:p>
      <text:p text:style-name="Standard"/>
      <text:p text:style-name="P3">Ticket 4</text:p>
      <text:p text:style-name="P3"/>
      <text:p text:style-name="Standard"><text:span text:style-name="T4">Produit :</text:span> Trader en Herbe</text:p>
      <text:p text:style-name="Standard"><text:span text:style-name="T4">Version : </text:span><text:s/>1.3</text:p>
      <text:p text:style-name="Standard"><text:span text:style-name="T4">Système d’exploitation :</text:span> Windows</text:p>
      <text:p text:style-name="P4">Date de création : <text:span text:style-name="T6">6 mai 2023</text:span></text:p>
      <text:p text:style-name="P4">Date de résolution : <text:span text:style-name="T6">22 mai 2023</text:span></text:p>
      <text:p text:style-name="Standard"><text:span text:style-name="T4">Statut (</text:span><text:span text:style-name="T5">résolu/en cours</text:span><text:span text:style-name="T4">) : </text:span><text:span text:style-name="T6">Résolu.</text:span></text:p>
      <text:p text:style-name="Standard"><text:span text:style-name="T4">Problème :</text:span> Il arrive que certains serveurs crash au moment de la création de comptes utilisateurs.</text:p>
      <text:p text:style-name="Standard"><text:span text:style-name="T4">Résolution </text:span><text:span text:style-name="T5">(le cas échéant)</text:span><text:span text:style-name="T4"> :</text:span> Le formulaire de création de compte utilisateur ne contenait pas de contrainte active en frontend pour la création du mot de passe, juste des indications textuelles sur les caractères autorisés ou non. Le seul garde fous était un message d'exception en backend si la chaîne de caractère ne correspondait pas à une Regex précise. <text:soft-page-break/>Le frontend a été mis à jour avec un formulaire plus robuste, ainsi qu'une meilleure gestion de l'erreur en backend qui ne risque pas de faire crash le serveur.</text:p>
      <text:p text:style-name="Standard"/>
      <text:p text:style-name="P3"><text:s/>Ticket 5</text:p>
      <text:p text:style-name="P3"/>
      <text:p text:style-name="Standard"><text:span text:style-name="T4">Produit :</text:span> Maitre des investissements</text:p>
      <text:p text:style-name="Standard"><text:span text:style-name="T4">Version : </text:span><text:s/>2.1</text:p>
      <text:p text:style-name="Standard"><text:span text:style-name="T4">Système d’exploitation :</text:span> Windows</text:p>
      <text:p text:style-name="P4">Date de création : <text:span text:style-name="T6">6 juin 2023</text:span></text:p>
      <text:p text:style-name="P4">Date de résolution :</text:p>
      <text:p text:style-name="Standard"><text:span text:style-name="T4">Statut (</text:span><text:span text:style-name="T5">résolu/en cours</text:span><text:span text:style-name="T4">) : </text:span><text:span text:style-name="T6">En cours.</text:span></text:p>
      <text:p text:style-name="Standard"><text:span text:style-name="T4">Problème :</text:span> Certains utilisateurs se plaignent de ne pas avoir accès à l'historique de leurs transactions. La page « historique » reste vide, même après avoir été actualisée.</text:p>
      <text:p text:style-name="Standard"/>
      <text:p text:style-name="P3">Ticket 6</text:p>
      <text:p text:style-name="P3"/>
      <text:p text:style-name="Standard"><text:span text:style-name="T4">Produit :</text:span> Planificateur d’entraînement</text:p>
      <text:p text:style-name="Standard"><text:span text:style-name="T4">Version : </text:span><text:s/>1.1</text:p>
      <text:p text:style-name="Standard"><text:span text:style-name="T4">Système d’exploitation :</text:span> Android</text:p>
      <text:p text:style-name="P4">Date de création : <text:span text:style-name="T6">9 juin 2023</text:span></text:p>
      <text:p text:style-name="P4">Date de résolution :</text:p>
      <text:p text:style-name="Standard"><text:span text:style-name="T4">Statut (</text:span><text:span text:style-name="T5">résolu/en cours</text:span><text:span text:style-name="T4">) : </text:span><text:span text:style-name="T6">Résolu.</text:span></text:p>
      <text:p text:style-name="Standard"><text:span text:style-name="T4">Problème :</text:span> Un utilisateur nous explique que l'affichage de l'application est très désagréable pour les yeux, à cause de forts contrastes et de choix de couleurs erratiques.</text:p>
      <text:p text:style-name="Standard"><text:span text:style-name="T4">Résolution </text:span><text:span text:style-name="T5">(le cas échéant)</text:span><text:span text:style-name="T4"> :</text:span> L'utilisateur utilise un modèle de téléphone d'une marque peu connue qui gère mal le mode nuit, et qui va forcer des valeurs par rapport aux paramètres de l'application. Les paramètres d'affichages du mode nuit de l'application entre donc en conflit avec le mode nuit de l'appareil, ce qui explique le rendu visuel particulier. Un correctif va être mis en place par rapport à la version de ce modèle de téléphone.</text:p>
      <text:p text:style-name="Standard"/>
      <text:p text:style-name="P3">Ticket 7</text:p>
      <text:p text:style-name="P3"/>
      <text:p text:style-name="Standard"><text:span text:style-name="T4">Produit :</text:span> Planificateur d'anxiété sociale</text:p>
      <text:p text:style-name="Standard"><text:span text:style-name="T4">Version : </text:span><text:s/>1.1</text:p>
      <text:p text:style-name="Standard"><text:span text:style-name="T4">Système d’exploitation :</text:span> MacOs</text:p>
      <text:p text:style-name="P4">Date de création : <text:span text:style-name="T6">21 juin 2023</text:span></text:p>
      <text:p text:style-name="P4">Date de résolution :</text:p>
      <text:p text:style-name="Standard"><text:span text:style-name="T4">Statut (</text:span><text:span text:style-name="T5">résolu/en cours</text:span><text:span text:style-name="T4">) : </text:span><text:span text:style-name="T6">en cours.</text:span></text:p>
      <text:p text:style-name="Standard"><text:span text:style-name="T4">Problème :</text:span> Un utilisateur a fait une demande de suppression de compte, ainsi qu'une suppression totale de ses données, selon ses droits RGPD. Pourtant, 30 jours après, son compte est toujours activable et ses données sont toujours présentes.</text:p>
      <text:p text:style-name="Standard"/>
      <text:p text:style-name="P3">Ticket 8</text:p>
      <text:p text:style-name="P3"/>
      <text:p text:style-name="Standard"><text:span text:style-name="T4">Produit :</text:span> Trader En Herbe</text:p>
      <text:p text:style-name="Standard"><text:span text:style-name="T4">Version : </text:span><text:s/>1.2</text:p>
      <text:p text:style-name="Standard"><text:span text:style-name="T4">Système d’exploitation :</text:span> Linux</text:p>
      <text:p text:style-name="P4">Date de création : <text:span text:style-name="T6">25 juin 2023</text:span></text:p>
      <text:p text:style-name="P4"><text:soft-page-break/>Date de résolution :</text:p>
      <text:p text:style-name="Standard"><text:span text:style-name="T4">Statut (</text:span><text:span text:style-name="T5">résolu/en cours</text:span><text:span text:style-name="T4">) : </text:span><text:span text:style-name="T6">en cours.</text:span></text:p>
      <text:p text:style-name="Standard"><text:span text:style-name="T4">Problème :</text:span> L'utilisateur nous explique que depuis quelques temps, lorsqu'il veut consulter la disponibilités de certains produits financier de certains pays en particulier, il ne trouve rien. Hors lorsqu'il cherche ces produits sur des sites spécialisés sur internet, il voit bien que ces produits existent. </text:p>
      <text:p text:style-name="Standard"/>
      <text:p text:style-name="P3">Ticket 9</text:p>
      <text:p text:style-name="P3"/>
      <text:p text:style-name="Standard"><text:span text:style-name="T4">Produit :</text:span> Maître des investissements</text:p>
      <text:p text:style-name="Standard"><text:span text:style-name="T4">Version : </text:span><text:span text:style-name="T6">1.0 </text:span></text:p>
      <text:p text:style-name="Standard"><text:span text:style-name="T4">Système d’exploitation :</text:span> MacOs</text:p>
      <text:p text:style-name="P4">Date de création : <text:span text:style-name="T6">30 juin 2023</text:span></text:p>
      <text:p text:style-name="P4">Date de résolution : <text:span text:style-name="T6">12 juillet 2023</text:span></text:p>
      <text:p text:style-name="Standard"><text:span text:style-name="T4">Statut (</text:span><text:span text:style-name="T5">résolu/en cours</text:span><text:span text:style-name="T4">) : </text:span><text:span text:style-name="T6">Résolu.</text:span></text:p>
      <text:p text:style-name="Standard"><text:span text:style-name="T4">Problème :</text:span> Certains utilisateurs se plaignent de lenteurs lors de l'affichage de certaines pages de calculs.</text:p>
      <text:p text:style-name="Standard"><text:span text:style-name="T4">Résolution </text:span><text:span text:style-name="T5">(le cas échéant)</text:span><text:span text:style-name="T4"> :</text:span> Après analyse, le problème ne vient pas directement de notre code ni de notre base de donnée, mais plutôt de la mise à jour d'une dépendance open-source dont la dernière version a perdu en performance par rapport à la précédente. Nous avons rétabli l'ancienne version, et contacté le créateur de cette dépendance pour lui signaler le problème, qui va préparer un correctif.</text:p>
      <text:p text:style-name="Standard"/>
      <text:p text:style-name="P3">Ticket 10</text:p>
      <text:p text:style-name="P3"/>
      <text:p text:style-name="Standard"><text:span text:style-name="T4">Produit :</text:span> Planificateur d'Entraînement</text:p>
      <text:p text:style-name="Standard"><text:span text:style-name="T4">Version : </text:span><text:s/>2.0</text:p>
      <text:p text:style-name="Standard"><text:span text:style-name="T4">Système d’exploitation :</text:span> Android</text:p>
      <text:p text:style-name="P4">Date de création : <text:span text:style-name="T6">4 juillet 2023</text:span></text:p>
      <text:p text:style-name="P4">Date de résolution : </text:p>
      <text:p text:style-name="Standard"><text:span text:style-name="T4">Statut (</text:span><text:span text:style-name="T5">résolu/en cours</text:span><text:span text:style-name="T4">) : </text:span><text:span text:style-name="T6">En cours.</text:span></text:p>
      <text:p text:style-name="Standard"><text:span text:style-name="T4">Problème :</text:span> Un utilisateur nous explique qu'il ne peut pas scroller la fenêtre vers le bas lorsqu'il veut éditer les informations de son compte, et donc il y a certains champs qu'il n'arrive pas à atteindre.</text:p>
      <text:p text:style-name="Standard"/>
      <text:p text:style-name="P3">Ticket 11</text:p>
      <text:p text:style-name="P3"/>
      <text:p text:style-name="Standard"><text:span text:style-name="T4">Produit :</text:span> Planificateur d'Anxiété Sociale</text:p>
      <text:p text:style-name="Standard"><text:span text:style-name="T4">Version : </text:span><text:s/>1.1</text:p>
      <text:p text:style-name="Standard"><text:span text:style-name="T4">Système d’exploitation :</text:span> Windows</text:p>
      <text:p text:style-name="P4">Date de création : <text:span text:style-name="T6">17 juillet 2023</text:span></text:p>
      <text:p text:style-name="P4">Date de résolution : <text:span text:style-name="T6">30 juillet 2023</text:span></text:p>
      <text:p text:style-name="Standard"><text:span text:style-name="T4">Statut (</text:span><text:span text:style-name="T5">résolu/en cours</text:span><text:span text:style-name="T4">) : </text:span><text:span text:style-name="T6">En cours.</text:span></text:p>
      <text:p text:style-name="Standard"><text:span text:style-name="T4">Problème :</text:span> Un utilisateur nous dit que lorsqu'il veut consulter la FAQ, il tombe sur une erreur 404.</text:p>
      <text:p text:style-name="Standard"><text:span text:style-name="T4">Résolution </text:span><text:span text:style-name="T5">(le cas échéant)</text:span><text:span text:style-name="T4"> :</text:span> Il y a une erreur de syntaxe dans le routage des pages, qui envoie donc une adresse en front qui ne mène vers nul part. Un correctif va être mis en place par l'équipe frontend.</text:p>
      <text:p text:style-name="Standard"><text:soft-page-break/>MANQUE DE MESSAGE D'ERREUR</text:p>
      <text:p text:style-name="Standard">DONNEES TRONQUEES</text:p>
      <text:p text:style-name="Standard">COUPURE RESEAU / MODE DECONNECTE</text:p>
      <text:p text:style-name="Standard">EXTENSION NAVIGATEUR BUGGEE</text:p>
      <text:p text:style-name="Standard">MANQUE DE FORMATION</text:p>
      <text:p text:style-name="Standard">PROBLEME DE MEDIAQUERIES</text:p>
      <text:p text:style-name="Standard">QUAND JE ME CONNECTE CEST PAS MESD ONNNES QUI SAFFICHENT</text:p>
      <text:p text:style-name="Standard">CALCULS MAUVAIS</text:p>
      <text:p text:style-name="Standard"/>
      <text:p text:style-name="P3">Ticket 12</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3</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4</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5</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text:soft-page-break/>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6</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7</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8</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19</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text:soft-page-break/></text:p>
      <text:p text:style-name="P3">Ticket 20</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21</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22</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23</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24</text:p>
      <text:p text:style-name="P3"/>
      <text:p text:style-name="Standard"><text:span text:style-name="T4">Produit :</text:span> </text:p>
      <text:p text:style-name="Standard"><text:soft-page-break/><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P3">Ticket 25</text:p>
      <text:p text:style-name="P3"/>
      <text:p text:style-name="Standard"><text:span text:style-name="T4">Produit :</text:span> </text:p>
      <text:p text:style-name="Standard"><text:span text:style-name="T4">Version : </text:span><text:s/></text:p>
      <text:p text:style-name="Standard"><text:span text:style-name="T4">Système d’exploitation :</text:span> </text:p>
      <text:p text:style-name="P4">Date de création :</text:p>
      <text:p text:style-name="P4">Date de résolution :</text:p>
      <text:p text:style-name="Standard"><text:span text:style-name="T4">Statut (</text:span><text:span text:style-name="T5">résolu/en cours</text:span><text:span text:style-name="T4">) :</text:span></text:p>
      <text:p text:style-name="Standard"><text:span text:style-name="T4">Problème :</text:span> </text:p>
      <text:p text:style-name="Standard"><text:span text:style-name="T4">Résolution </text:span><text:span text:style-name="T5">(le cas échéant)</text:span><text:span text:style-name="T4"> :</text:sp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tyle="italic" style:text-underline-style="solid" style:text-underline-width="auto" style:text-underline-color="font-color" fo:background-color="#efefef"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11-21T10:40:16.50</dc:date>
    <meta:editing-duration>PT2H54M10S</meta:editing-duration>
    <meta:editing-cycles>11</meta:editing-cycles>
    <meta:document-statistic meta:table-count="0" meta:image-count="0" meta:object-count="0" meta:page-count="8" meta:paragraph-count="244" meta:word-count="1731" meta:character-count="10344"/>
  </office:meta>
</office:document-meta>
</file>